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Muli" svg:font-family="Muli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li1" svg:font-family="Muli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 style:list-style-name="WWNum2">
      <style:paragraph-properties fo:line-height="100%"/>
    </style:style>
    <style:style style:name="P4" style:family="paragraph" style:parent-style-name="Standard" style:list-style-name="WWNum1">
      <style:paragraph-properties fo:line-height="100%"/>
    </style:style>
    <style:style style:name="P5" style:family="paragraph" style:parent-style-name="Standard">
      <style:paragraph-properties fo:line-height="100%"/>
      <style:text-properties fo:color="#ff6400" style:font-name="Muli" fo:font-size="12pt" fo:font-weight="bold" style:font-name-asian="Muli1" style:font-size-asian="12pt" style:font-weight-asian="bold" style:font-name-complex="Muli1" style:font-size-complex="12pt"/>
    </style:style>
    <style:style style:name="P6" style:family="paragraph" style:parent-style-name="Standard">
      <style:paragraph-properties fo:line-height="100%"/>
      <style:text-properties style:font-name="Muli" fo:font-size="12pt" style:font-name-asian="Muli1" style:font-size-asian="12pt" style:font-name-complex="Muli1" style:font-size-complex="12pt"/>
    </style:style>
    <style:style style:name="P7" style:family="paragraph" style:parent-style-name="Standard">
      <style:paragraph-properties fo:line-height="100%"/>
      <style:text-properties style:font-name="Muli" fo:font-size="12pt" fo:font-weight="bold" style:font-name-asian="Muli1" style:font-size-asian="12pt" style:font-weight-asian="bold" style:font-name-complex="Muli1" style:font-size-complex="12pt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rebuchet MS" fo:font-size="14pt" fo:font-weight="bold" style:font-name-asian="Trebuchet MS1" style:font-size-asian="14pt" style:font-weight-asian="bold" style:font-name-complex="Trebuchet MS1" style:font-size-complex="14pt"/>
    </style:style>
    <style:style style:name="T2" style:family="text">
      <style:text-properties fo:color="#ff6400" style:font-name="Muli" fo:font-size="12pt" fo:font-weight="bold" style:font-name-asian="Muli1" style:font-size-asian="12pt" style:font-weight-asian="bold" style:font-name-complex="Muli1" style:font-size-complex="12pt"/>
    </style:style>
    <style:style style:name="T3" style:family="text">
      <style:text-properties style:font-name="Muli" fo:font-size="12pt" style:font-name-asian="Muli1" style:font-size-asian="12pt" style:font-name-complex="Muli1" style:font-size-complex="12pt"/>
    </style:style>
    <style:style style:name="T4" style:family="text">
      <style:text-properties style:font-name="Muli" fo:font-size="12pt" style:text-underline-style="solid" style:text-underline-width="auto" style:text-underline-color="font-color" style:font-name-asian="Muli1" style:font-size-asian="12pt" style:font-name-complex="Muli1" style:font-size-complex="12pt"/>
    </style:style>
    <style:style style:name="T5" style:family="text">
      <style:text-properties fo:font-variant="normal" fo:text-transform="none" fo:color="#202124" style:font-name="Muli" fo:font-size="12pt" fo:letter-spacing="normal" style:text-underline-style="solid" style:text-underline-width="auto" style:text-underline-color="font-color" style:font-name-asian="Muli1" style:font-size-asian="12pt" style:font-name-complex="Muli1" style:font-size-complex="12pt"/>
    </style:style>
    <style:style style:name="T6" style:family="text">
      <style:text-properties fo:font-variant="normal" fo:text-transform="none" fo:color="#202124" style:font-name="arial" fo:font-size="12pt" fo:letter-spacing="normal" fo:font-style="normal" style:text-underline-style="solid" style:text-underline-width="auto" style:text-underline-color="font-color" fo:font-weight="normal" style:font-name-asian="Muli1" style:font-size-asian="12pt" style:font-name-complex="Muli1" style:font-size-complex="12pt"/>
    </style:style>
    <style:style style:name="T7" style:family="text">
      <style:text-properties fo:font-variant="normal" fo:text-transform="none" fo:color="#202124" style:font-name="arial" fo:font-size="12pt" fo:letter-spacing="normal" fo:font-style="normal" style:text-underline-style="solid" style:text-underline-width="auto" style:text-underline-color="font-color" fo:font-weight="bold" style:font-name-asian="Muli1" style:font-size-asian="12pt" style:font-name-complex="Muli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Let's Get Started, Coder!!</text:span></text:p>
      <text:p text:style-name="P1"><text:span text:style-name="T1">Fill the following Document</text:span></text:p>
      <text:p text:style-name="P2"><text:span text:style-name="T2">__________________________________________________________________________</text:span></text:p>
      <text:p text:style-name="P5"/>
      <text:p text:style-name="P2"><text:span text:style-name="T3">1. Which one of the following is an Imperative Language?</text:span></text:p>
      <text:p text:style-name="P6"/>
      <text:list xml:id="list6813862762997046554" text:style-name="WWNum2">
        <text:list-item>
          <text:p text:style-name="P3"><text:span text:style-name="T3">HTML</text:span></text:p>
        </text:list-item>
        <text:list-item>
          <text:p text:style-name="P3"><text:span text:style-name="T3">CSS</text:span></text:p>
        </text:list-item>
        <text:list-item>
          <text:p text:style-name="P3"><text:span text:style-name="T3">Java Script</text:span></text:p>
        </text:list-item>
      </text:list>
      <text:p text:style-name="P6"/>
      <text:p text:style-name="P2"><text:span text:style-name="T4">Answer: <text:s/>Java <text:tab/>Script </text:span><text:span text:style-name="T3"><text:tab/></text:span></text:p>
      <text:p text:style-name="P6"/>
      <text:p text:style-name="P6"/>
      <text:p text:style-name="P2"><text:span text:style-name="T3">2. Which one of the following is a Declarative Language?</text:span></text:p>
      <text:p text:style-name="P6"/>
      <text:list xml:id="list4970075776850988984" text:style-name="WWNum1">
        <text:list-item>
          <text:p text:style-name="P4"><text:span text:style-name="T3">HTML</text:span></text:p>
        </text:list-item>
        <text:list-item>
          <text:p text:style-name="P4"><text:span text:style-name="T3">CSS</text:span></text:p>
        </text:list-item>
        <text:list-item>
          <text:p text:style-name="P4"><text:span text:style-name="T3">Java Script</text:span></text:p>
        </text:list-item>
      </text:list>
      <text:p text:style-name="P6"/>
      <text:p text:style-name="P2"><text:span text:style-name="T4">Answer: <text:s/>HTML</text:span></text:p>
      <text:p text:style-name="P6"/>
      <text:p text:style-name="P6"/>
      <text:p text:style-name="P2"><text:span text:style-name="T3">3. Name two uses of a DIV tag?</text:span></text:p>
      <text:p text:style-name="P6"/>
      <text:p text:style-name="P2"><text:span text:style-name="T4">Answer: CSS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3">4. What is the difference between relative positioning and absolute positioning in HTML?</text:span></text:p>
      <text:p text:style-name="P6"/>
      <text:p text:style-name="P2"><text:span text:style-name="T4">Answer: </text:span><text:span text:style-name="T6">the element is positioned relative to its normal position. Absolute - the element is </text:span><text:span text:style-name="T7">positioned absolutely to its first positioned parent</text:span><text:span text:style-name="T6">.</text:span><text:span text:style-name="T4"> </text:span></text:p>
      <text:p text:style-name="P7"/>
      <text:p text:style-name="P7"/>
      <text:p text:style-name="P7"/>
      <text:p text:style-name="P7"/>
      <text:p text:style-name="P2"><text:span text:style-name="T3">5. What is the use of opacity in CSS?</text:span></text:p>
      <text:p text:style-name="P6"/>
      <text:p text:style-name="P2"><text:span text:style-name="T4">Answer: <text:s/></text:span><text:span text:style-name="T6">The opacity CSS property sets the opacity of an element. Opacity is </text:span><text:span text:style-name="T7">the degree to which content behind an element is hidden</text:span><text:span text:style-name="T6">, and is the opposite of transparency</text:span><text:span text:style-name="T4"> </text:span></text:p>
      <text:p text:style-name="P6"/>
      <text:p text:style-name="P6"/>
      <text:p text:style-name="P6"/>
      <text:p text:style-name="P6"><text:soft-page-break/></text:p>
      <text:p text:style-name="P6"/>
      <text:p text:style-name="P2"><text:span text:style-name="T3">6. Which is the programming language used in the React Native Framework?</text:span></text:p>
      <text:p text:style-name="P6"/>
      <text:p text:style-name="P2"><text:span text:style-name="T4">Answer: <text:s/>HTML</text:span></text:p>
      <text:p text:style-name="P6"/>
      <text:p text:style-name="P6"/>
      <text:p text:style-name="P6"/>
      <text:p text:style-name="P2"><text:span text:style-name="T3">7. Which online editor are we using for creating our apps in React Native Framework?</text:span></text:p>
      <text:p text:style-name="P6"/>
      <text:p text:style-name="P2"><text:span text:style-name="T4">Answer: <text:s/>expo</text:span></text:p>
      <text:p text:style-name="P6"/>
      <text:p text:style-name="P6"/>
      <text:p text:style-name="P6"/>
      <text:p text:style-name="P6"/>
      <text:p text:style-name="P6"/>
      <text:p text:style-name="P2"><text:span text:style-name="T3">8. Write the steps to test your first designed app in the online editor on mobile.</text:span></text:p>
      <text:p text:style-name="P6"/>
      <text:p text:style-name="P2"><text:span text:style-name="T4">Answer: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3">9. What is the use of the render function in React Native Framework?</text:span></text:p>
      <text:p text:style-name="P6"/>
      <text:p text:style-name="P2"><text:span text:style-name="T4">Answer: <text:s/></text:span><text:span text:style-name="T6">The term “render prop” refers to a </text:span><text:span text:style-name="T7">technique for sharing code between React components</text:span><text:span text:style-name="T5"> </text:span><text:span text:style-name="T6">using a prop whose value is a function. A component with a render prop takes a function that returns a React element and calls it instead of implementing its own render logic</text:span><text:span text:style-name="T4"> </text:span></text:p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3">10. What is the use of the return function in the React Native Framework?</text:span></text:p>
      <text:p text:style-name="P6"/>
      <text:p text:style-name="P2"><text:span text:style-name="T4">Answer:</text:span><text:span text:style-name="T5"> </text:span><text:span text:style-name="T6">Whatever a function component returns is rendered as a React element. React elements </text:span><text:span text:style-name="T7">let you describe what you want to see on the screen</text:span><text:span text:style-name="T4"> </text:span></text:p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3">11. What are the various components in your first app that you designed?</text:span></text:p>
      <text:p text:style-name="P6"/>
      <text:p text:style-name="P2"><text:soft-page-break/><text:span text:style-name="T4">Answer: <text:s/>there is import component , render, return, expor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Muli" svg:font-family="Muli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li1" svg:font-family="Muli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1pt" style:language-asian="en" style:country-asian="IN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GB" style:letter-kerning="true" style:font-name-asian="Arial2" style:font-size-asian="11pt" style:language-asian="en" style:country-asian="IN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278in" fo:margin-bottom="0.0835in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5in" fo:margin-bottom="0.0835in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22in" fo:margin-bottom="0.0555in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0555in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665in" fo:margin-bottom="0.0555in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665in" fo:margin-bottom="0.0555in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class="chapter">
      <style:paragraph-properties fo:margin-top="0in" fo:margin-bottom="0.0417in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margin-top="0in" fo:margin-bottom="0.222in" fo:text-align="center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21-01-06T05:46:00</meta:creation-date>
    <dc:date>2021-08-01T18:47:01.94</dc:date>
    <meta:editing-duration>PT2S</meta:editing-duration>
    <meta:generator>OpenOffice.org/3.4.1$Win32 OpenOffice.org_project/341m1$Build-9593</meta:generator>
    <meta:document-statistic meta:table-count="0" meta:image-count="0" meta:object-count="0" meta:page-count="3" meta:paragraph-count="31" meta:word-count="300" meta:character-count="17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